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25-01-1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24-01-1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23-01-09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22-01-04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20-12-30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19-12-24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19-01-16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18-01-10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17-01-05 21:1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16-01-05 16:4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52098225601</text:p>
          </table:table-cell>
          <table:table-cell office:value-type="string" calcext:value-type="string">
            <text:p>2015-01-05 16:56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